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style:font-face style:name="Times New Roman" svg:font-family="Times New Roman"/>
  </office:font-face-decls>
  <office:automatic-styles>
    <style:style style:name="P1" style:family="paragraph" style:parent-style-name="Standard">
      <style:text-properties style:font-name="Times New Roman" fo:font-size="16.0pt" fo:color="#000000"/>
    </style:style>
    <style:style style:name="P2" style:family="paragraph" style:parent-style-name="Standard">
      <style:text-properties style:font-name="Times New Roman" fo:font-size="12.0pt" fo:color="#000000"/>
    </style:style>
    <style:style style:name="P3" style:family="paragraph" style:parent-style-name="Standard">
      <style:text-properties style:font-name="Times" fo:font-size="12.0pt" fo:color="#000000"/>
    </style:style>
    <style:style style:name="P4" style:family="paragraph" style:parent-style-name="Standard">
      <style:text-properties style:font-name="Times" fo:font-size="11.2pt" fo:color="#000000"/>
    </style:style>
    <style:style style:name="P5" style:family="paragraph" style:parent-style-name="Standard">
      <style:paragraph-properties fo:margin-left="0.5000in"/>
      <style:text-properties style:font-name="Times" fo:font-size="11.2pt" fo:color="#000000"/>
    </style:style>
    <style:style style:name="P6" style:family="paragraph" style:parent-style-name="Standard">
      <style:paragraph-properties fo:margin-left="0.5000in"/>
      <style:text-properties style:font-name="Times" fo:font-size="12.0pt" fo:color="#000000"/>
    </style:style>
    <style:style style:name="P7" style:family="paragraph" style:parent-style-name="Standard">
      <style:paragraph-properties style:line-height-at-least="0.3000in"/>
      <style:text-properties style:font-name="Times" fo:font-size="12.0pt" fo:color="#000000"/>
    </style:style>
    <style:style style:name="T1" style:family="text">
      <style:text-properties fo:font-weight="bold" fo:font-weight-asian="bold" fo:font-weight-complex="bold"/>
    </style:style>
    <style:style style:name="T2" style:family="text">
      <style:text-properties fo:letter-spacing="0.0000in"/>
    </style:style>
    <style:style style:name="T3" style:family="text">
      <style:text-properties fo:font-weight="bold" fo:font-weight-asian="bold" fo:font-weight-complex="bold" fo:letter-spacing="0.0000in"/>
    </style:style>
    <style:style style:name="T4" style:family="text">
      <style:text-properties fo:font-weight="bold" fo:font-weight-asian="bold" fo:font-weight-complex="bold" fo:letter-spacing="0.0000in" fo:color="#880000"/>
    </style:style>
    <style:style style:name="T5" style:family="text">
      <style:text-properties fo:font-size="12.0pt" fo:font-size-asian="12.0pt" fo:font-size-complex="12.0pt" fo:letter-spacing="0.0000in"/>
    </style:style>
    <style:style style:name="T6" style:family="text">
      <style:text-properties fo:font-size="11.2pt" fo:font-size-asian="11.2pt" fo:font-size-complex="11.2pt" fo:letter-spacing="0.0000in"/>
    </style:style>
    <style:style style:name="TableColumn1" style:family="table-column">
      <style:table-column-properties style:column-width="3.4625in" style:rel-column-width="32767*"/>
    </style:style>
  </office:automatic-styles>
  <office:body>
    <office:text>
      <text:p text:style-name="P1"><text:span text:style-name="T1">Création et Utilisation des scripts</text:span></text:p>
      <text:p text:style-name="P2"/>
      <text:p text:style-name="P2">Le comporte des GameObjects sont contrôlés par les composants qui leur sont attachés.</text:p>
      <text:p text:style-name="P2"/>
      <text:p text:style-name="P2">Bien que les composants intégrés d'Unity puissent être très polyvalent,Vous pourrez allez au-delà de qu'ils peuvent fournir pour mettre en oeuvre vos propres éléments de gameplay.</text:p>
      <text:p text:style-name="P2"/>
      <text:p text:style-name="P2">Unity vous permet de créer vos propre composants en utilisant des scripts.</text:p>
      <text:p text:style-name="P2">Ceux-ci vous permettent de déclencher des événements de jeu, modifier les propriétés des composants dans le temps et répondre aux interactions de l'utilisateur de la manière que vous aimez.</text:p>
      <text:p text:style-name="P2"/>
      <text:p text:style-name="P2">Unity supporte deux langages de programmations nativement:</text:p>
      <text:p text:style-name="P2"/>
      <text:p text:style-name="P2">C# (prononcé C-sharp) un standard dans l’industrie, c’est un langage similaire à Java ou C++;</text:p>
      <text:p text:style-name="P2">UnityScript, un langage créé spécialement pour être utilisé avec Unity et semblable à Javascript</text:p>
      <text:p text:style-name="P2"/>
      <text:p text:style-name="P2">En plus de ceux-ci, beaucoup d’autre langage peuvent être utilisé, comme .NET si ils peuvent compiler une DLL compatible, voir ici (<text:a xlink:type="simple" xlink:href="http://docs.unity3d.com/Manual/UsingDLL.html">http://docs.unity3d.com/Manual/UsingDLL.html</text:a>) plus plus de détails.</text:p>
      <text:p text:style-name="P2"/>
      <text:p text:style-name="P2">Apprendre l’art de la programmation et utiliser ces langages particuliers est au delà de la portée de cette introduction. Cependant il y a beaucoup de livre, tutoriels et d’autres ressources pour apprendre à programmer avec Unity, Vous pouvez voir la section apprentissage (<text:a xlink:type="simple" xlink:href="http://unity3d.com/learn">http://unity3d.com/learn</text:a>) de notre site pour plus de détails.</text:p>
      <text:p text:style-name="P2"/>
      <text:p text:style-name="P1"><text:span text:style-name="T1">La création de scripts</text:span></text:p>
      <text:p text:style-name="P2"/>
      <text:p text:style-name="P2">Contrairement aux autres « assets » les scripts sont habituellement créer directement dans Unity. Vous pouvez créer un nouveau script depuis « Create menu » en haut à gauche du « project panel » ou en sélectionnant « asset &gt; Create &gt; C# Script (or Javascript) depuis le menu principal.</text:p>
      <text:p text:style-name="P2"/>
      <text:p text:style-name="P2">C’est une bonne idée d’entrée le nom du nouveau script à ce moment plutôt que de l’éditer plus tard. Le nom que vous entrée est utilisé pour la création du texte initial à l’intérieur du fichier. comme décrit ci-dessous.</text:p>
      <text:p text:style-name="P2"/>
      <text:p text:style-name="P1"><text:span text:style-name="T1">Anatomie d'un fichier script</text:span></text:p>
      <text:p text:style-name="P2"/>
      <text:p text:style-name="P2">Quand vous double-cliquez sur un élément de script dans Unity, il sera ouvert dans un éditeur de texte. Par défaut, Unity utilisera MonoDevelop, mais vous pouvez sélectionner l'éditeur que vous voulez depuis le panneau « External Tools » dans les préférences d'Unity.</text:p>
      <text:p text:style-name="P3"/>
      <text:p text:style-name="P2">Le contenu initial du fichier ressemblera à quelque chose comme ça : </text:p>
      <text:p text:style-name="P3"/>
      <text:p text:style-name="P3"/>
      <text:p text:style-name="P3"/>
      <text:p text:style-name="P3"/>
      <text:p text:style-name="P3"/>
      <text:p text:style-name="P3"/>
      <text:p text:style-name="P3"/>
      <text:p text:style-name="P3"/>
      <text:p text:style-name="P4"><text:span text:style-name="T2">using UnityEngine; </text:span></text:p>
      <text:p text:style-name="P4"><text:span text:style-name="T2">using System.Collections; </text:span></text:p>
      <text:p text:style-name="P4"><text:span text:style-name="T2">public </text:span><text:span text:style-name="T3">class</text:span><text:span text:style-name="T2"><text:s/></text:span><text:span text:style-name="T4">MainPlayer</text:span><text:span text:style-name="T2"><text:s/>:</text:span><text:span text:style-name="T5"><text:s/></text:span><text:span text:style-name="T2">MonoBehaviour { </text:span></text:p>
      <text:p text:style-name="P3"/>
      <text:p text:style-name="P5"><text:span text:style-name="T2">// Use this </text:span><text:span text:style-name="T3">for</text:span><text:span text:style-name="T5"><text:s/></text:span><text:span text:style-name="T2">initialization </text:span></text:p>
      <text:p text:style-name="P5"><text:span text:style-name="T2">void Start () { </text:span></text:p>
      <text:p text:style-name="P6"/>
      <text:p text:style-name="P5"><text:span text:style-name="T2">} </text:span></text:p>
      <text:p text:style-name="P6"/>
      <text:p text:style-name="P5"><text:span text:style-name="T2">// Update </text:span><text:span text:style-name="T3">is</text:span><text:span text:style-name="T5"><text:s/></text:span><text:span text:style-name="T2">called once per frame </text:span></text:p>
      <text:p text:style-name="P5"><text:span text:style-name="T2">void Update () { </text:span></text:p>
      <text:p text:style-name="P6"/>
      <text:p text:style-name="P5"><text:span text:style-name="T2">} </text:span></text:p>
      <text:p text:style-name="P6"/>
      <text:p text:style-name="P3"><text:span text:style-name="T6">}</text:span><text:s/></text:p>
      <text:p text:style-name="P3"/>
      <text:p text:style-name="P2">Un script permet la connexion avec le fonctionnement interne d'Unity en mettant en œuvre une classe qui dérive de la classe intégrée appelée MonoBehaviour. Vous pouvez pensez qu'une classe est un genre de modèle pour la création d'un nouveau type de composants qui peut être attaché à « GameObject ». Chaque fois que vous attaché un composant script à un GameObject, il crée une nouvelle instance de l'objet défini par le modèle. Le nom de la classe est tiré du nom que vous avez indiqué lorsque le fichier a été créé. La nom de la classe et le nom du fichier doivent être les mêmes pour permettre au composant script d'être attaché à un GameObject.</text:p>
      <text:p text:style-name="P3"/>
      <text:p text:style-name="P2">Les principales choses à noter, cependant, <text:s/>sont les 2 fonctions définies dans la classe, La fonction « Update » est appelé à chaque nouvelle image, à chaque nouvelle frame le GameObject sera mis à jour. Cette puissance inclus le mouvement, <text:s/>les actions de déclenchements et les réponse de l’entrée utilisateur, en fait tout se qui doit être traité dans le temps pendant la scène de jeu. Pour permettre le fonctionnement de la fonction « update », il est souvent utile de pouvoir utiliser des variables, lire les préférences et créer les connections avec les autres GameObject avant toute action de jeu. La fonction « Start » est appelée par Unity avant le début de la partie (avant que la fonction « Update » ne soit appelée pour la première fois) et c’est une place idéal pour tout initialiser. </text:p>
      <text:p text:style-name="P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4.72</meta:generator>
  </office:meta>
</office:document-meta>
</file>